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/>
    <style:font-face style:name="serif" svg:font-family="serif"/>
    <style:font-face style:name="FreeSans1" svg:font-family="FreeSans" style:font-family-generic="swiss"/>
    <style:font-face style:name="Sans-serif" svg:font-family="Sans-serif" style:font-family-generic="swiss"/>
    <style:font-face style:name="sans-serif" svg:font-family="sans-serif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1pt" style:font-size-asian="11pt" style:font-size-complex="11pt"/>
    </style:style>
    <style:style style:name="P2" style:family="paragraph" style:parent-style-name="Text_20_body">
      <style:text-properties style:font-name="Liberation Serif" fo:font-size="11pt" officeooo:rsid="0019a7aa" officeooo:paragraph-rsid="0019a7aa" style:font-size-asian="11pt" style:font-size-complex="11pt"/>
    </style:style>
    <style:style style:name="P3" style:family="paragraph" style:parent-style-name="Text_20_body">
      <style:text-properties style:font-name="Liberation Serif" fo:font-size="11pt" officeooo:rsid="001b5df0" style:font-size-asian="11pt" style:font-size-complex="11pt"/>
    </style:style>
    <style:style style:name="P4" style:family="paragraph" style:parent-style-name="Text_20_body">
      <style:text-properties style:font-name="Liberation Serif" fo:font-size="11pt" officeooo:rsid="0038e7c2" officeooo:paragraph-rsid="0038e7c2" style:font-size-asian="11pt" style:font-size-complex="11pt"/>
    </style:style>
    <style:style style:name="P5" style:family="paragraph" style:parent-style-name="Text_20_body">
      <style:text-properties style:font-name="Liberation Serif" fo:font-size="11pt" officeooo:rsid="00394754" officeooo:paragraph-rsid="00394754" style:font-size-asian="11pt" style:font-size-complex="11pt"/>
    </style:style>
    <style:style style:name="P6" style:family="paragraph" style:parent-style-name="Text_20_body">
      <style:text-properties style:font-name="Liberation Serif" fo:font-size="11pt" officeooo:rsid="003b4087" officeooo:paragraph-rsid="003b4087" style:font-size-asian="11pt" style:font-size-complex="11pt"/>
    </style:style>
    <style:style style:name="P7" style:family="paragraph" style:parent-style-name="Text_20_body">
      <style:text-properties style:font-name="Liberation Serif" fo:font-size="12pt" officeooo:paragraph-rsid="0019a7aa" style:font-size-asian="12pt" style:font-size-complex="12pt"/>
    </style:style>
    <style:style style:name="P8" style:family="paragraph" style:parent-style-name="Text_20_body">
      <style:text-properties style:font-name="Liberation Serif" fo:font-size="12pt" officeooo:rsid="00394754" officeooo:paragraph-rsid="00394754" style:font-size-asian="12pt" style:font-size-complex="12pt"/>
    </style:style>
    <style:style style:name="P9" style:family="paragraph" style:parent-style-name="Text_20_body">
      <style:text-properties style:font-name="Liberation Serif" fo:font-size="12pt" officeooo:rsid="003b4087" officeooo:paragraph-rsid="003b4087" style:font-size-asian="12pt" style:font-size-complex="12pt"/>
    </style:style>
    <style:style style:name="P10" style:family="paragraph" style:parent-style-name="Text_20_body">
      <style:text-properties style:font-name="sans-serif" fo:font-size="12pt" officeooo:rsid="0019a7aa" officeooo:paragraph-rsid="0019a7aa" style:font-size-asian="12pt" style:font-size-complex="12pt"/>
    </style:style>
    <style:style style:name="P11" style:family="paragraph" style:parent-style-name="Text_20_body">
      <style:text-properties style:font-name="sans-serif" fo:font-size="12.6999998092651pt" officeooo:rsid="00308ec0" officeooo:paragraph-rsid="00308ec0" style:font-size-asian="12.6999998092651pt" style:font-size-complex="12.6999998092651pt"/>
    </style:style>
    <style:style style:name="P12" style:family="paragraph" style:parent-style-name="Text_20_body">
      <style:text-properties style:font-name="sans-serif" fo:font-size="12.6999998092651pt" officeooo:rsid="003128ad" officeooo:paragraph-rsid="003128ad" style:font-size-asian="12.6999998092651pt" style:font-size-complex="12.6999998092651pt"/>
    </style:style>
    <style:style style:name="P13" style:family="paragraph" style:parent-style-name="Text_20_body">
      <style:text-properties style:font-name="sans-serif" fo:font-size="12.6999998092651pt" officeooo:rsid="0032f3fa" officeooo:paragraph-rsid="0032f3fa" style:font-size-asian="12.6999998092651pt" style:font-size-complex="12.6999998092651pt"/>
    </style:style>
    <style:style style:name="P14" style:family="paragraph" style:parent-style-name="Text_20_body">
      <style:text-properties style:font-name="sans-serif" fo:font-size="12.6999998092651pt" officeooo:rsid="0038e7c2" officeooo:paragraph-rsid="0038e7c2" style:font-size-asian="12.6999998092651pt" style:font-size-complex="12.6999998092651pt"/>
    </style:style>
    <style:style style:name="P15" style:family="paragraph" style:parent-style-name="Text_20_body">
      <style:text-properties style:font-name="sans-serif" fo:font-size="12.6999998092651pt" officeooo:rsid="00394754" officeooo:paragraph-rsid="00394754" style:font-size-asian="12.6999998092651pt" style:font-size-complex="12.6999998092651pt"/>
    </style:style>
    <style:style style:name="P16" style:family="paragraph" style:parent-style-name="Text_20_body">
      <style:text-properties style:font-name="sans-serif" fo:font-size="12.6999998092651pt" officeooo:rsid="003b4087" officeooo:paragraph-rsid="003b4087" style:font-size-asian="12.6999998092651pt" style:font-size-complex="12.6999998092651pt"/>
    </style:style>
    <style:style style:name="P17" style:family="paragraph" style:parent-style-name="Text_20_body">
      <style:text-properties style:font-name="sans-serif" fo:font-size="26pt" style:font-size-asian="26pt" style:font-size-complex="26pt"/>
    </style:style>
    <style:style style:name="P18" style:family="paragraph" style:parent-style-name="Text_20_body">
      <style:text-properties officeooo:paragraph-rsid="002e4940"/>
    </style:style>
    <style:style style:name="P19" style:family="paragraph" style:parent-style-name="Text_20_body">
      <style:text-properties officeooo:rsid="003046d7" officeooo:paragraph-rsid="003046d7"/>
    </style:style>
    <style:style style:name="P20" style:family="paragraph" style:parent-style-name="Text_20_body">
      <style:text-properties officeooo:rsid="00308ec0" officeooo:paragraph-rsid="00308ec0"/>
    </style:style>
    <style:style style:name="P21" style:family="paragraph" style:parent-style-name="Text_20_body">
      <style:text-properties officeooo:paragraph-rsid="00308ec0"/>
    </style:style>
    <style:style style:name="P22" style:family="paragraph" style:parent-style-name="Text_20_body">
      <style:text-properties officeooo:rsid="0034f13c" officeooo:paragraph-rsid="0034f13c"/>
    </style:style>
    <style:style style:name="P23" style:family="paragraph" style:parent-style-name="Text_20_body">
      <style:text-properties officeooo:rsid="003754ae" officeooo:paragraph-rsid="003754ae"/>
    </style:style>
    <style:style style:name="P24" style:family="paragraph" style:parent-style-name="Text_20_body">
      <style:text-properties fo:font-size="16pt" officeooo:rsid="0023d991" officeooo:paragraph-rsid="0023d991" style:font-size-asian="16pt" style:font-size-complex="16pt"/>
    </style:style>
    <style:style style:name="P25" style:family="paragraph" style:parent-style-name="Text_20_body">
      <style:text-properties style:font-name="sans-serif1" fo:font-size="12.75pt" officeooo:rsid="00308ec0" officeooo:paragraph-rsid="00308ec0"/>
    </style:style>
    <style:style style:name="P26" style:family="paragraph" style:parent-style-name="Text_20_body">
      <style:text-properties officeooo:rsid="00394754" officeooo:paragraph-rsid="00394754"/>
    </style:style>
    <style:style style:name="P27" style:family="paragraph" style:parent-style-name="Standard">
      <style:text-properties style:font-name="sans-serif1" fo:font-size="9.75pt"/>
    </style:style>
    <style:style style:name="P28" style:family="paragraph" style:parent-style-name="Standard">
      <style:text-properties style:font-name="sans-serif1" fo:font-size="9.75pt" officeooo:paragraph-rsid="0019a7aa"/>
    </style:style>
    <style:style style:name="P29" style:family="paragraph" style:parent-style-name="Standard">
      <style:text-properties style:font-name="sans-serif1" fo:font-size="9.75pt" officeooo:paragraph-rsid="001b5df0"/>
    </style:style>
    <style:style style:name="P30" style:family="paragraph" style:parent-style-name="Standard">
      <style:text-properties style:font-name="sans-serif1" fo:font-size="12.75pt"/>
    </style:style>
    <style:style style:name="P31" style:family="paragraph" style:parent-style-name="Standard">
      <style:text-properties style:font-name="sans-serif1" fo:font-size="12.75pt" officeooo:paragraph-rsid="001b6b0a"/>
    </style:style>
    <style:style style:name="P32" style:family="paragraph" style:parent-style-name="Standard">
      <style:text-properties style:font-name="sans-serif1" fo:font-size="12.75pt" officeooo:rsid="00253d33" officeooo:paragraph-rsid="00253d33"/>
    </style:style>
    <style:style style:name="P33" style:family="paragraph" style:parent-style-name="Standard">
      <style:text-properties style:font-name="sans-serif1" fo:font-size="12.75pt" officeooo:rsid="00266124" officeooo:paragraph-rsid="00266124"/>
    </style:style>
    <style:style style:name="P34" style:family="paragraph" style:parent-style-name="Standard">
      <style:text-properties style:font-name="sans-serif1" fo:font-size="12.75pt" officeooo:rsid="00266124" officeooo:paragraph-rsid="00266124" style:font-size-asian="16pt" style:font-size-complex="16pt"/>
    </style:style>
    <style:style style:name="P35" style:family="paragraph" style:parent-style-name="Standard">
      <style:text-properties style:font-name="sans-serif1" fo:font-size="12.75pt" officeooo:paragraph-rsid="00308ec0"/>
    </style:style>
    <style:style style:name="P36" style:family="paragraph" style:parent-style-name="Standard">
      <style:text-properties style:font-name="sans-serif1" fo:font-size="12.75pt" officeooo:rsid="00296af6" officeooo:paragraph-rsid="00296af6"/>
    </style:style>
    <style:style style:name="P37" style:family="paragraph" style:parent-style-name="Standard">
      <style:text-properties style:font-name="sans-serif1" fo:font-size="11.25pt"/>
    </style:style>
    <style:style style:name="P38" style:family="paragraph" style:parent-style-name="Standard">
      <style:text-properties style:font-name="sans-serif1" fo:font-size="12pt" style:font-size-asian="12pt" style:font-size-complex="12pt"/>
    </style:style>
    <style:style style:name="P39" style:family="paragraph" style:parent-style-name="Standard">
      <style:text-properties style:font-name="sans-serif1" fo:font-size="12pt" officeooo:rsid="001b5df0" officeooo:paragraph-rsid="001b5df0" style:font-size-asian="12pt" style:font-size-complex="12pt"/>
    </style:style>
    <style:style style:name="P40" style:family="paragraph" style:parent-style-name="Standard">
      <style:text-properties style:font-name="sans-serif1" fo:font-size="12pt" officeooo:rsid="0019a7aa" officeooo:paragraph-rsid="001b5df0" style:font-size-asian="12pt" style:font-size-complex="12pt"/>
    </style:style>
    <style:style style:name="P41" style:family="paragraph" style:parent-style-name="Standard">
      <style:text-properties style:font-name="sans-serif1" fo:font-size="12pt" officeooo:rsid="00253d33" officeooo:paragraph-rsid="00253d33" style:font-size-asian="12pt" style:font-size-complex="12pt"/>
    </style:style>
    <style:style style:name="P42" style:family="paragraph" style:parent-style-name="Standard">
      <style:text-properties style:font-name="sans-serif1" fo:font-size="12pt" officeooo:paragraph-rsid="001b5f9f"/>
    </style:style>
    <style:style style:name="P43" style:family="paragraph" style:parent-style-name="Standard">
      <style:text-properties style:font-name="sans-serif1" fo:font-size="12pt" officeooo:paragraph-rsid="00296af6"/>
    </style:style>
    <style:style style:name="P44" style:family="paragraph" style:parent-style-name="Standard">
      <style:text-properties style:font-name="sans-serif1" fo:font-size="12pt" officeooo:rsid="00296af6" officeooo:paragraph-rsid="00296af6"/>
    </style:style>
    <style:style style:name="P45" style:family="paragraph" style:parent-style-name="Standard">
      <style:text-properties style:font-name="sans-serif1" fo:font-size="10.5pt" officeooo:rsid="001daae4" officeooo:paragraph-rsid="001daae4"/>
    </style:style>
    <style:style style:name="P46" style:family="paragraph" style:parent-style-name="Standard">
      <style:text-properties style:font-name="sans-serif1" fo:font-size="13.5pt"/>
    </style:style>
    <style:style style:name="P47" style:family="paragraph" style:parent-style-name="Standard">
      <style:text-properties style:font-name="sans-serif1" fo:font-size="13.5pt" officeooo:rsid="0034f13c" officeooo:paragraph-rsid="0034f13c"/>
    </style:style>
    <style:style style:name="P48" style:family="paragraph" style:parent-style-name="Standard">
      <style:text-properties style:font-name="sans-serif1" fo:font-size="13.5pt" officeooo:rsid="0032f3fa" officeooo:paragraph-rsid="0032f3fa"/>
    </style:style>
    <style:style style:name="P49" style:family="paragraph" style:parent-style-name="Standard">
      <style:text-properties style:font-name="sans-serif1" fo:font-size="12.6999998092651pt" officeooo:paragraph-rsid="0035d30e" style:font-size-asian="12.6999998092651pt" style:font-size-complex="12.6999998092651pt"/>
    </style:style>
    <style:style style:name="P50" style:family="paragraph" style:parent-style-name="Standard">
      <style:text-properties style:font-name="Liberation Serif" fo:font-size="11pt" style:font-size-asian="11pt" style:font-size-complex="11pt"/>
    </style:style>
    <style:style style:name="P51" style:family="paragraph" style:parent-style-name="Standard">
      <style:text-properties style:font-name="Liberation Serif" fo:font-size="12.75pt" officeooo:paragraph-rsid="0035d30e"/>
    </style:style>
    <style:style style:name="P52" style:family="paragraph" style:parent-style-name="Standard">
      <style:text-properties style:font-name="Liberation Serif" fo:font-size="12.75pt" officeooo:rsid="0035d30e" officeooo:paragraph-rsid="0035d30e"/>
    </style:style>
    <style:style style:name="P53" style:family="paragraph" style:parent-style-name="Standard">
      <style:text-properties style:font-name="Liberation Serif" fo:font-size="12pt" style:font-size-asian="12pt" style:font-size-complex="12pt"/>
    </style:style>
    <style:style style:name="P54" style:family="paragraph" style:parent-style-name="Standard">
      <style:text-properties style:font-name="Liberation Serif" fo:font-size="12pt" officeooo:paragraph-rsid="00266124" style:font-size-asian="12pt" style:font-size-complex="12pt"/>
    </style:style>
    <style:style style:name="P55" style:family="paragraph" style:parent-style-name="Standard">
      <style:text-properties style:font-name="Liberation Serif" fo:font-size="12pt" officeooo:rsid="00296af6" style:font-size-asian="12pt" style:font-size-complex="12pt"/>
    </style:style>
    <style:style style:name="P56" style:family="paragraph" style:parent-style-name="Standard">
      <style:text-properties style:font-name="Liberation Serif" fo:font-size="12pt" officeooo:rsid="00296af6" officeooo:paragraph-rsid="00296af6" style:font-size-asian="12pt" style:font-size-complex="12pt"/>
    </style:style>
    <style:style style:name="P57" style:family="paragraph" style:parent-style-name="Standard">
      <style:text-properties style:font-name="Liberation Serif" fo:font-size="12pt" officeooo:paragraph-rsid="0034f13c" style:font-size-asian="12pt" style:font-size-complex="12pt"/>
    </style:style>
    <style:style style:name="P58" style:family="paragraph" style:parent-style-name="Standard">
      <style:text-properties style:font-name="Liberation Serif" fo:font-size="12pt" officeooo:rsid="0035d30e" officeooo:paragraph-rsid="0035d30e" style:font-size-asian="12pt" style:font-size-complex="12pt"/>
    </style:style>
    <style:style style:name="P59" style:family="paragraph" style:parent-style-name="Standard">
      <style:text-properties style:font-name="Liberation Serif" fo:font-size="12pt" officeooo:rsid="003754ae" officeooo:paragraph-rsid="003754ae" style:font-size-asian="12pt" style:font-size-complex="12pt"/>
    </style:style>
    <style:style style:name="P60" style:family="paragraph" style:parent-style-name="Standard">
      <style:text-properties style:font-name="Liberation Serif" fo:font-size="12pt" officeooo:rsid="003b4087" officeooo:paragraph-rsid="003b4087" style:font-size-asian="12pt" style:font-size-complex="12pt"/>
    </style:style>
    <style:style style:name="P61" style:family="paragraph" style:parent-style-name="Standard">
      <style:text-properties style:font-name="Liberation Serif" fo:font-size="12pt" officeooo:paragraph-rsid="00266124"/>
    </style:style>
    <style:style style:name="P62" style:family="paragraph" style:parent-style-name="Standard">
      <style:text-properties style:font-name="Liberation Serif" fo:font-size="16pt" officeooo:rsid="00296af6" officeooo:paragraph-rsid="00296af6" style:font-size-asian="16pt" style:font-size-complex="16pt"/>
    </style:style>
    <style:style style:name="P63" style:family="paragraph" style:parent-style-name="Standard">
      <style:text-properties style:font-name="sans-serif"/>
    </style:style>
    <style:style style:name="P64" style:family="paragraph" style:parent-style-name="Standard">
      <style:text-properties style:font-name="sans-serif" fo:font-size="11pt" style:font-size-asian="11pt" style:font-size-complex="11pt"/>
    </style:style>
    <style:style style:name="P65" style:family="paragraph" style:parent-style-name="Standard">
      <style:text-properties style:font-name="sans-serif" fo:font-size="11pt" officeooo:paragraph-rsid="0019a7aa" style:font-size-asian="11pt" style:font-size-complex="11pt"/>
    </style:style>
    <style:style style:name="P66" style:family="paragraph" style:parent-style-name="Standard">
      <style:text-properties style:font-name="sans-serif" fo:font-size="12pt" style:font-size-asian="12pt" style:font-size-complex="12pt"/>
    </style:style>
    <style:style style:name="P67" style:family="paragraph" style:parent-style-name="Standard">
      <style:text-properties style:font-name="sans-serif" fo:font-size="12pt" officeooo:rsid="001b5df0" officeooo:paragraph-rsid="001b5df0" style:font-size-asian="12pt" style:font-size-complex="12pt"/>
    </style:style>
    <style:style style:name="P68" style:family="paragraph" style:parent-style-name="Standard">
      <style:text-properties style:font-name="sans-serif" fo:font-size="12pt" officeooo:paragraph-rsid="00253d33" style:font-size-asian="12pt" style:font-size-complex="12pt"/>
    </style:style>
    <style:style style:name="P69" style:family="paragraph" style:parent-style-name="Standard">
      <style:text-properties style:font-name="sans-serif" officeooo:rsid="001b5f9f" officeooo:paragraph-rsid="001b5f9f"/>
    </style:style>
    <style:style style:name="P70" style:family="paragraph" style:parent-style-name="Standard">
      <style:text-properties style:font-name="sans-serif" officeooo:rsid="001b6b0a" officeooo:paragraph-rsid="001b6b0a"/>
    </style:style>
    <style:style style:name="P71" style:family="paragraph" style:parent-style-name="Standard">
      <style:text-properties style:font-name="sans-serif" fo:font-size="12.6999998092651pt" officeooo:rsid="001b5f9f" officeooo:paragraph-rsid="001b5f9f" style:font-size-asian="12.6999998092651pt" style:font-size-complex="12.6999998092651pt"/>
    </style:style>
    <style:style style:name="P72" style:family="paragraph" style:parent-style-name="Standard">
      <style:text-properties style:font-name="sans-serif" fo:font-size="12.6999998092651pt" officeooo:rsid="00296af6" officeooo:paragraph-rsid="00296af6" style:font-size-asian="12.6999998092651pt" style:font-size-complex="12.6999998092651pt"/>
    </style:style>
    <style:style style:name="P73" style:family="paragraph" style:parent-style-name="Standard">
      <style:text-properties style:font-name="sans-serif" officeooo:paragraph-rsid="00253d33"/>
    </style:style>
    <style:style style:name="P74" style:family="paragraph" style:parent-style-name="Standard">
      <style:text-properties style:font-name="sans-serif" officeooo:paragraph-rsid="00266124"/>
    </style:style>
    <style:style style:name="P75" style:family="paragraph" style:parent-style-name="Standard">
      <style:text-properties style:font-name="sans-serif" fo:font-size="12.75pt" officeooo:rsid="0035d30e" officeooo:paragraph-rsid="0035d30e"/>
    </style:style>
    <style:style style:name="P76" style:family="paragraph" style:parent-style-name="Standard">
      <style:text-properties officeooo:paragraph-rsid="001b5f9f"/>
    </style:style>
    <style:style style:name="P77" style:family="paragraph" style:parent-style-name="Standard">
      <style:text-properties officeooo:paragraph-rsid="001b6b0a"/>
    </style:style>
    <style:style style:name="P78" style:family="paragraph" style:parent-style-name="Standard">
      <style:text-properties officeooo:paragraph-rsid="001daae4"/>
    </style:style>
    <style:style style:name="P79" style:family="paragraph" style:parent-style-name="Standard">
      <style:text-properties officeooo:paragraph-rsid="001e09b2"/>
    </style:style>
    <style:style style:name="P80" style:family="paragraph" style:parent-style-name="Standard">
      <style:text-properties officeooo:paragraph-rsid="001f4503"/>
    </style:style>
    <style:style style:name="P81" style:family="paragraph" style:parent-style-name="Standard">
      <style:text-properties officeooo:rsid="001fb082" officeooo:paragraph-rsid="001fb082"/>
    </style:style>
    <style:style style:name="P82" style:family="paragraph" style:parent-style-name="Standard">
      <style:text-properties fo:font-size="12.75pt"/>
    </style:style>
    <style:style style:name="P83" style:family="paragraph" style:parent-style-name="Standard">
      <style:text-properties officeooo:paragraph-rsid="0023d991"/>
    </style:style>
    <style:style style:name="P84" style:family="paragraph" style:parent-style-name="Standard">
      <style:text-properties fo:font-size="12pt" officeooo:paragraph-rsid="0023d991" style:font-size-asian="12pt" style:font-size-complex="12pt"/>
    </style:style>
    <style:style style:name="P85" style:family="paragraph" style:parent-style-name="Standard">
      <style:text-properties fo:font-size="12pt" officeooo:rsid="00296af6" officeooo:paragraph-rsid="00296af6" style:font-size-asian="12pt" style:font-size-complex="12pt"/>
    </style:style>
    <style:style style:name="P86" style:family="paragraph" style:parent-style-name="Standard">
      <style:text-properties officeooo:paragraph-rsid="00253d33"/>
    </style:style>
    <style:style style:name="P87" style:family="paragraph" style:parent-style-name="Standard">
      <style:text-properties officeooo:rsid="00266124" officeooo:paragraph-rsid="00266124"/>
    </style:style>
    <style:style style:name="P88" style:family="paragraph" style:parent-style-name="Standard">
      <style:text-properties fo:font-size="16pt" officeooo:rsid="00266124" officeooo:paragraph-rsid="00266124" style:font-size-asian="16pt" style:font-size-complex="16pt"/>
    </style:style>
    <style:style style:name="P89" style:family="paragraph" style:parent-style-name="Standard">
      <style:text-properties officeooo:paragraph-rsid="00296af6"/>
    </style:style>
    <style:style style:name="P90" style:family="paragraph" style:parent-style-name="Standard">
      <style:text-properties officeooo:paragraph-rsid="0032f3fa"/>
    </style:style>
    <style:style style:name="P91" style:family="paragraph" style:parent-style-name="Standard">
      <style:text-properties officeooo:rsid="0032f3fa" officeooo:paragraph-rsid="0032f3fa"/>
    </style:style>
    <style:style style:name="P92" style:family="paragraph" style:parent-style-name="Standard">
      <style:text-properties officeooo:rsid="0034f13c" officeooo:paragraph-rsid="0034f13c"/>
    </style:style>
    <style:style style:name="P93" style:family="paragraph" style:parent-style-name="Standard">
      <style:text-properties officeooo:paragraph-rsid="0034f13c"/>
    </style:style>
    <style:style style:name="P94" style:family="paragraph" style:parent-style-name="Title">
      <style:text-properties fo:font-size="24pt" style:font-size-asian="24pt" style:font-size-complex="24pt"/>
    </style:style>
    <style:style style:name="P95" style:family="paragraph" style:parent-style-name="Title">
      <style:text-properties style:font-name="Liberation Serif" fo:font-size="26pt" style:font-size-asian="26pt" style:font-size-complex="26pt"/>
    </style:style>
    <style:style style:name="P96" style:family="paragraph" style:parent-style-name="Title">
      <style:text-properties fo:font-size="22pt" officeooo:rsid="0023d991" style:font-size-asian="22pt" style:font-size-complex="22pt"/>
    </style:style>
    <style:style style:name="P97" style:family="paragraph" style:parent-style-name="Preformatted_20_Text">
      <style:text-properties officeooo:paragraph-rsid="002e4940"/>
    </style:style>
    <style:style style:name="P98" style:family="paragraph" style:parent-style-name="Preformatted_20_Text">
      <style:paragraph-properties fo:margin-top="0in" fo:margin-bottom="0.1965in" style:contextual-spacing="false"/>
      <style:text-properties officeooo:paragraph-rsid="002e4940"/>
    </style:style>
    <style:style style:name="P99" style:family="paragraph" style:parent-style-name="Text_20_body">
      <style:text-properties style:font-name="Sans-serif" officeooo:rsid="003cfaf6" officeooo:paragraph-rsid="003cfaf6"/>
    </style:style>
    <style:style style:name="P100" style:family="paragraph" style:parent-style-name="Text_20_body">
      <style:text-properties officeooo:paragraph-rsid="003cfaf6"/>
    </style:style>
    <style:style style:name="P101" style:family="paragraph" style:parent-style-name="Title">
      <style:text-properties style:font-name="sans-serif" fo:font-size="26pt" style:font-size-asian="26pt" style:font-size-complex="26pt"/>
    </style:style>
    <style:style style:name="T1" style:family="text">
      <style:text-properties officeooo:rsid="0019a7aa"/>
    </style:style>
    <style:style style:name="T2" style:family="text">
      <style:text-properties style:font-size-asian="11pt" style:font-size-complex="11pt"/>
    </style:style>
    <style:style style:name="T3" style:family="text">
      <style:text-properties officeooo:rsid="0019a7aa" style:font-size-asian="11pt" style:font-size-complex="11pt"/>
    </style:style>
    <style:style style:name="T4" style:family="text">
      <style:text-properties officeooo:rsid="001b5df0" style:font-size-asian="11pt" style:font-size-complex="11pt"/>
    </style:style>
    <style:style style:name="T5" style:family="text">
      <style:text-properties fo:font-size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sans-serif1"/>
    </style:style>
    <style:style style:name="T8" style:family="text">
      <style:text-properties style:font-name="sans-serif1" fo:font-size="12.75pt"/>
    </style:style>
    <style:style style:name="T9" style:family="text">
      <style:text-properties style:font-name="sans-serif1" fo:font-size="12.75pt" officeooo:rsid="001b5f9f"/>
    </style:style>
    <style:style style:name="T10" style:family="text">
      <style:text-properties style:font-name="sans-serif1" fo:font-size="12.75pt" officeooo:rsid="00253d33"/>
    </style:style>
    <style:style style:name="T11" style:family="text">
      <style:text-properties style:font-name="sans-serif1" fo:font-size="12.75pt" officeooo:rsid="00266124"/>
    </style:style>
    <style:style style:name="T12" style:family="text">
      <style:text-properties style:font-name="sans-serif1" fo:font-size="12.75pt" officeooo:rsid="0026b47d"/>
    </style:style>
    <style:style style:name="T13" style:family="text">
      <style:text-properties style:font-name="sans-serif1" fo:font-size="12.75pt" officeooo:rsid="00296af6"/>
    </style:style>
    <style:style style:name="T14" style:family="text">
      <style:text-properties style:font-name="sans-serif1" fo:font-size="12.75pt" officeooo:rsid="00308ec0"/>
    </style:style>
    <style:style style:name="T15" style:family="text">
      <style:text-properties style:font-name="sans-serif1" fo:font-size="12.75pt" officeooo:rsid="0034f13c"/>
    </style:style>
    <style:style style:name="T16" style:family="text">
      <style:text-properties style:font-name="sans-serif1" fo:font-size="13.5pt"/>
    </style:style>
    <style:style style:name="T17" style:family="text">
      <style:text-properties style:font-name="sans-serif1" fo:font-size="13.5pt" style:font-size-asian="22pt" style:font-size-complex="22pt"/>
    </style:style>
    <style:style style:name="T18" style:family="text">
      <style:text-properties style:font-name="sans-serif1" fo:font-size="13.5pt" officeooo:rsid="00296af6"/>
    </style:style>
    <style:style style:name="T19" style:family="text">
      <style:text-properties style:font-name="sans-serif1" fo:font-size="13.5pt" officeooo:rsid="0034f13c"/>
    </style:style>
    <style:style style:name="T20" style:family="text">
      <style:text-properties style:font-name="sans-serif1" fo:font-size="13.5pt" officeooo:rsid="0032f3fa"/>
    </style:style>
    <style:style style:name="T21" style:family="text">
      <style:text-properties style:font-name="sans-serif1" officeooo:rsid="0019a7aa"/>
    </style:style>
    <style:style style:name="T22" style:family="text">
      <style:text-properties style:font-name="sans-serif1" fo:font-size="12pt"/>
    </style:style>
    <style:style style:name="T23" style:family="text">
      <style:text-properties style:font-name="sans-serif1" fo:font-size="12pt" officeooo:rsid="002d20e1"/>
    </style:style>
    <style:style style:name="T24" style:family="text">
      <style:text-properties style:font-name="sans-serif1" fo:font-size="10.5pt"/>
    </style:style>
    <style:style style:name="T25" style:family="text">
      <style:text-properties style:font-name="sans-serif1" fo:font-size="10.5pt" officeooo:rsid="001b6b0a"/>
    </style:style>
    <style:style style:name="T26" style:family="text">
      <style:text-properties style:font-name="sans-serif1" fo:font-size="10.5pt" officeooo:rsid="001daae4"/>
    </style:style>
    <style:style style:name="T27" style:family="text">
      <style:text-properties style:font-name="sans-serif1" officeooo:rsid="0023d991"/>
    </style:style>
    <style:style style:name="T28" style:family="text">
      <style:text-properties style:font-name="sans-serif1" officeooo:rsid="00266124"/>
    </style:style>
    <style:style style:name="T29" style:family="text">
      <style:text-properties style:font-name="sans-serif1" officeooo:rsid="00296af6"/>
    </style:style>
    <style:style style:name="T30" style:family="text">
      <style:text-properties fo:font-size="9.75pt"/>
    </style:style>
    <style:style style:name="T31" style:family="text">
      <style:text-properties style:font-name="Sans-serif" officeooo:rsid="0019a7aa"/>
    </style:style>
    <style:style style:name="T32" style:family="text">
      <style:text-properties style:font-name="Sans-serif" fo:font-size="12pt" officeooo:rsid="001b5f9f" style:font-size-asian="12pt" style:font-size-complex="12pt"/>
    </style:style>
    <style:style style:name="T33" style:family="text">
      <style:text-properties style:font-name="Sans-serif" fo:font-size="12pt" officeooo:rsid="0022039a" style:font-size-asian="12pt" style:font-size-complex="12pt"/>
    </style:style>
    <style:style style:name="T34" style:family="text">
      <style:text-properties style:font-name="Sans-serif" fo:font-size="12pt" officeooo:rsid="002e4940" style:font-size-asian="12pt" style:font-size-complex="12pt"/>
    </style:style>
    <style:style style:name="T35" style:family="text">
      <style:text-properties style:font-name="Sans-serif" officeooo:rsid="003cfaf6"/>
    </style:style>
    <style:style style:name="T36" style:family="text">
      <style:text-properties style:font-size-asian="12pt" style:font-size-complex="12pt"/>
    </style:style>
    <style:style style:name="T37" style:family="text">
      <style:text-properties officeooo:rsid="0019a7aa" style:font-size-asian="12pt" style:font-size-complex="12pt"/>
    </style:style>
    <style:style style:name="T38" style:family="text">
      <style:text-properties officeooo:rsid="00266124" style:font-size-asian="12pt" style:font-size-complex="12pt"/>
    </style:style>
    <style:style style:name="T39" style:family="text">
      <style:text-properties officeooo:rsid="0035d30e" style:font-size-asian="12pt" style:font-size-complex="12pt"/>
    </style:style>
    <style:style style:name="T40" style:family="text">
      <style:text-properties officeooo:rsid="001b5df0"/>
    </style:style>
    <style:style style:name="T41" style:family="text">
      <style:text-properties style:font-name="sans-serif"/>
    </style:style>
    <style:style style:name="T42" style:family="text">
      <style:text-properties style:font-name="sans-serif" fo:font-size="12.6999998092651pt" style:font-size-asian="12.6999998092651pt" style:font-size-complex="12.6999998092651pt"/>
    </style:style>
    <style:style style:name="T43" style:family="text">
      <style:text-properties style:font-name="sans-serif" fo:font-size="12.6999998092651pt" officeooo:rsid="001b5f9f" style:font-size-asian="12.6999998092651pt" style:font-size-complex="12.6999998092651pt"/>
    </style:style>
    <style:style style:name="T44" style:family="text">
      <style:text-properties style:font-name="sans-serif" fo:font-size="12.6999998092651pt" officeooo:rsid="00308ec0" style:font-size-asian="12.6999998092651pt" style:font-size-complex="12.6999998092651pt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officeooo:rsid="001b5f9f"/>
    </style:style>
    <style:style style:name="T47" style:family="text">
      <style:text-properties style:font-name="serif" fo:font-size="13.5pt"/>
    </style:style>
    <style:style style:name="T48" style:family="text">
      <style:text-properties officeooo:rsid="001b6b0a"/>
    </style:style>
    <style:style style:name="T49" style:family="text">
      <style:text-properties officeooo:rsid="001daae4"/>
    </style:style>
    <style:style style:name="T50" style:family="text">
      <style:text-properties officeooo:rsid="001e09b2"/>
    </style:style>
    <style:style style:name="T51" style:family="text">
      <style:text-properties officeooo:rsid="001f4503"/>
    </style:style>
    <style:style style:name="T52" style:family="text">
      <style:text-properties officeooo:rsid="001fb082"/>
    </style:style>
    <style:style style:name="T53" style:family="text">
      <style:text-properties officeooo:rsid="0023d991"/>
    </style:style>
    <style:style style:name="T54" style:family="text">
      <style:text-properties fo:font-size="13.5pt"/>
    </style:style>
    <style:style style:name="T55" style:family="text">
      <style:text-properties officeooo:rsid="00253d33"/>
    </style:style>
    <style:style style:name="T56" style:family="text">
      <style:text-properties officeooo:rsid="00266124"/>
    </style:style>
    <style:style style:name="T57" style:family="text">
      <style:text-properties fo:font-size="12.75pt"/>
    </style:style>
    <style:style style:name="T58" style:family="text">
      <style:text-properties fo:font-size="12.75pt" officeooo:rsid="0026b47d"/>
    </style:style>
    <style:style style:name="T59" style:family="text">
      <style:text-properties officeooo:rsid="00296af6"/>
    </style:style>
    <style:style style:name="T60" style:family="text">
      <style:text-properties officeooo:rsid="002b503c"/>
    </style:style>
    <style:style style:name="T61" style:family="text">
      <style:text-properties officeooo:rsid="002e4940"/>
    </style:style>
    <style:style style:name="T62" style:family="text">
      <style:text-properties officeooo:rsid="00308ec0"/>
    </style:style>
    <style:style style:name="T63" style:family="text">
      <style:text-properties officeooo:rsid="003128ad"/>
    </style:style>
    <style:style style:name="T64" style:family="text">
      <style:text-properties officeooo:rsid="0032f3fa"/>
    </style:style>
    <style:style style:name="T65" style:family="text">
      <style:text-properties officeooo:rsid="0034f13c"/>
    </style:style>
    <style:style style:name="T66" style:family="text">
      <style:text-properties officeooo:rsid="0035d30e"/>
    </style:style>
    <style:style style:name="T67" style:family="text">
      <style:text-properties officeooo:rsid="003754ae"/>
    </style:style>
    <style:style style:name="T68" style:family="text">
      <style:text-properties style:font-name="sans-serif"/>
    </style:style>
    <style:style style:name="T69" style:family="text">
      <style:text-properties style:font-name="sans-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Subversijos komandos</text:p>
      <text:p text:style-name="Text_20_body">svnadmin create ~/svn-repositories/my-project </text:p>
      <text:p text:style-name="P65"><text:span text:style-name="T1">Sukuria nauja repozitorija, </text:span>taip pat naudojama kitiems</text:p>
      <text:p text:style-name="P64">administravimo darbams (tikrinimui, informacijos perkelimui ̨i kita repozitorij<text:span text:style-name="T1">ą</text:span> ir t.<text:span text:style-name="T1">t</text:span></text:p>
      <text:p text:style-name="P50"/>
      <text:p text:style-name="P1">svn import svn://repo.server.dom/project/trunk</text:p>
      <text:p text:style-name="P37"><text:span text:style-name="T2">Importuojant šiuo b</text:span><text:span text:style-name="T3">ū</text:span><text:span text:style-name="T2">du, projekto direktorija </text:span>nepavirsta darbine kopija; darbin<text:span text:style-name="T1">ė</text:span> kopij<text:span text:style-name="T1">ą</text:span> reik<text:span text:style-name="T1">i</text:span>a išsikelti kitoje vietoje.</text:p>
      <text:p text:style-name="P27"/>
      <text:p text:style-name="P1"><text:span text:style-name="T1">c</text:span>d ~/projektas</text:p>
      <text:p text:style-name="P1">svn co svn://repo.server.dom/project/trunk/ .</text:p>
      <text:p text:style-name="P37"><text:span text:style-name="T2">Direktorija <text:s/></text:span><text:span text:style-name="T5">̃/projektas/ <text:s/></text:span>pavirsta darbine kopija. Geriausiai tinka naujai sukurtam,</text:p>
      <text:p text:style-name="P37">tuš<text:span text:style-name="T1">č</text:span>iam <text:span text:style-name="T5">svn://svn.server.dom/project/trunk</text:span></text:p>
      <text:p text:style-name="P37"/>
      <text:p text:style-name="P1">svn add naujas-failas.txt</text:p>
      <text:p text:style-name="P1">svn c<text:span text:style-name="T1">i</text:span></text:p>
      <text:p text:style-name="P10">Nauju failu ikelimas.</text:p>
      <text:p text:style-name="P1">svn<text:span text:style-name="T1"> </text:span>del nereikalingas -failas.txt</text:p>
      <text:p text:style-name="P1">svn ci</text:p>
      <text:p text:style-name="P10">Senu Failu Istrinymas</text:p>
      <text:p text:style-name="P2">svn status</text:p>
      <text:p text:style-name="P7"><text:span text:style-name="T31">Pakeitimu Sužinojimas,</text:span><text:span text:style-name="T1"> </text:span><text:span text:style-name="T7">Komanda svn diff parodys, kokie pasikeitimai ̨</text:span><text:span text:style-name="T21">į</text:span><text:span text:style-name="T7">vyko po</text:span></text:p>
      <text:p text:style-name="P38">paskutinio ik<text:span text:style-name="T1">ė</text:span>limo (commit) arba tarp nurodyt<text:span text:style-name="T1">ų</text:span> revizij<text:span text:style-name="T1">ų.</text:span></text:p>
      <text:p text:style-name="P27"><text:span text:style-name="T36">Svn</text:span><text:span text:style-name="T37"> </text:span>revert pakeistas-failas.txt</text:p>
      <text:p text:style-name="P27">svn revert -R .</text:p>
      <text:p text:style-name="P40">Atsisako pakeitimų.</text:p>
      <text:p text:style-name="P29">Svn merge -r123:321 failas.txt; svn ci</text:p>
      <text:p text:style-name="P27">svn merge -rHEAD:PREV .; svn c<text:span text:style-name="T40">i</text:span></text:p>
      <text:p text:style-name="P67">Atšaukia revizijos pakeitimus.</text:p>
      <text:p text:style-name="P28"><text:span text:style-name="T37">svn cp </text:span>failas1.txt failas2.txt</text:p>
      <text:p text:style-name="P27">svn mv senas-vardas.c naujas-vardas.c</text:p>
      <text:p text:style-name="P27">svn ci</text:p>
      <text:p text:style-name="P39">Failų pervadimas, geriau nei tiesiog cp ir mv, nes neprarandama istorija.</text:p>
      <text:p text:style-name="P29">svn mkdir nauja-direktorija</text:p>
      <text:p text:style-name="P27">svn c<text:span text:style-name="T40">i</text:span></text:p>
      <text:p text:style-name="P39">Direktorijos ikėlimas. Išrinti direktorijai gali neužtekti komandos svn revert, todėl gali tekti naudoti svn update.</text:p>
      <text:p text:style-name="P3">svn ci; svn commit</text:p>
      <text:p text:style-name="P30"><text:span text:style-name="T2">Kiekvieno revizijos ̨ik</text:span><text:span text:style-name="T4">ė</text:span><text:span text:style-name="T2">limo (checkin, commit) metu, </text:span>Subversijos klientas paleidžia redaktor<text:span text:style-name="T40">ų</text:span> ir prašo <text:span text:style-name="T40">į</text:span>vesti žurnalin<text:span text:style-name="T40">į</text:span> ̨iraš<text:span text:style-name="T40">ą</text:span> (log record).</text:p>
      <text:p text:style-name="Text_20_body"><text:soft-page-break/><text:span text:style-name="T45">Svn log <text:s text:c="2"/></text:span><text:span text:style-name="T41">Žurnalo peržiurėjimas.</text:span></text:p>
      <text:p text:style-name="P95">sh (shell) simboliai, <text:span text:style-name="T52">aplinka</text:span></text:p>
      <text:p text:style-name="P76">„<text:span text:style-name="T16">*“ <text:s text:c="2"/></text:span><text:span text:style-name="T8">atitinka 0 ar daugiau simboli</text:span><text:span text:style-name="T9">ų.</text:span></text:p>
      <text:p text:style-name="P76"><text:span text:style-name="T9">“?” <text:s/></text:span><text:span text:style-name="T32"><text:s/></text:span><text:span text:style-name="T42">atitinka bet kok</text:span><text:span text:style-name="T43">į</text:span><text:span text:style-name="T42"> 1 simbol</text:span><text:span text:style-name="T43">į.</text:span></text:p>
      <text:p text:style-name="P76">„<text:span text:style-name="T47">[]</text:span>“ <text:s text:c="3"/><text:span text:style-name="T42">atitinka </text:span><text:span text:style-name="T43">alternatyvius symbolius</text:span></text:p>
      <text:p text:style-name="P71"><text:tab/><text:tab/>[123]456 <text:s/>** 1456 arba 2456 arba 3456</text:p>
      <text:p text:style-name="P71"><text:tab/><text:tab/>[d-g]* <text:s text:c="6"/>** <text:s/>delta epsilon gamma</text:p>
      <text:p text:style-name="P71">„{}” <text:s/>atitinka alternatyvius teksto variantus.</text:p>
      <text:p text:style-name="P71"><text:tab/><text:tab/></text:p>
      <text:p text:style-name="P42"><text:tab/><text:tab/>{al,bet,gam}* ** <text:span text:style-name="T46">butu alfa beta gamma</text:span></text:p>
      <text:p text:style-name="P71">Specialus simboliai {}, *, ? apsaugomi kabutėmis “” arba \</text:p>
      <text:p text:style-name="P71"/>
      <text:p text:style-name="P69">Aplinkos kintamųjų nustatymas <text:s/></text:p>
      <text:p text:style-name="P69"><text:tab/><text:tab/>PATH=${HOME}/bin:${PATH}; export PATH</text:p>
      <text:p text:style-name="P70">Aplinkos komandų pakeitimas, naujų komandų ivedimas</text:p>
      <text:p text:style-name="P70"><text:tab/><text:tab/>alias copy='cp' <text:s/>; alias rm='rm -i'</text:p>
      <text:p text:style-name="P70">Komanda which</text:p>
      <text:p text:style-name="P70"><text:tab/><text:tab/>which bash <text:s text:c="2"/>** /bin/bash</text:p>
      <text:p text:style-name="P70">Komanda locate</text:p>
      <text:p text:style-name="P70"><text:tab/><text:tab/>locate bash <text:s text:c="2"/>** /bin/bash, /etc/bash.bashrc, /bin/rbash</text:p>
      <text:p text:style-name="P77"/>
      <text:p text:style-name="P31">Pri<text:span text:style-name="T48">ė</text:span>jimo prie fail<text:span text:style-name="T48">ų</text:span> teis<text:span text:style-name="T48">ė</text:span>s (file access rights/permissions)</text:p>
      <text:p text:style-name="P45">Pirmas trejetas rodo ka gali daryti vartotojas, antras trejetas rodo ka gali daryti grupe ir trecias trejetas nurodo visu kitu teises.</text:p>
      <text:p text:style-name="P78"><text:span text:style-name="T26">Pirma raidė r-skaitoma w-rašoma x-paleidižiama s ar t: paleidžiama ir</text:span>s <text:span text:style-name="T49">s</text:span>etuid/setgid or sticky</text:p>
      <text:p text:style-name="P78"><text:span text:style-name="T49">S ar T: </text:span>setuid/setgid or sticky <text:span text:style-name="T49">bet ne paleidžiama</text:span></text:p>
      <text:p text:style-name="P77"><text:span text:style-name="T8"><text:tab/><text:tab/></text:span>-rw-r--r-- 1 saulius 0 2009-10-05 20:36 beta</text:p>
      <text:p text:style-name="P77"><text:tab/><text:tab/><text:span text:style-name="T48">u <text:s text:c="3"/>g <text:s text:c="2"/>o </text:span></text:p>
      <text:p text:style-name="P77"><text:span text:style-name="T24">savininkas (</text:span><text:span text:style-name="T25">u-</text:span><text:span text:style-name="T24">user) gali skaityti ir rašyti, grup</text:span><text:span text:style-name="T25">ė</text:span><text:span text:style-name="T24">s nariai (</text:span><text:span text:style-name="T25">g-</text:span><text:span text:style-name="T24">group) gali tik skaityti,<text:tab/>visi kiti (</text:span><text:span text:style-name="T25">o-</text:span><text:span text:style-name="T24">others) gali tik skaityt.</text:span></text:p>
      <text:p text:style-name="P45"/>
      <text:p text:style-name="P77"><text:tab/><text:tab/><text:span text:style-name="T48">chmod g+w beta ** suteikiame grupei teisę rašyti. </text:span></text:p>
      <text:p text:style-name="P77"><text:tab/><text:tab/><text:span text:style-name="T48">chmod o-rwx <text:s text:c="5"/>** atimamte kitiems teisę skaityti, rašyti, paleisti</text:span></text:p>
      <text:p text:style-name="P77"><text:tab/><text:tab/><text:span text:style-name="Source_20_Text">crw-rw-r-- <text:s/></text:span><text:span text:style-name="Source_20_Text"><text:span text:style-name="T49">c reiškia simbolių failą, kurį vartotojas ir grupė gali skaityti ir <text:s/>rašyti, kiti tik skaityti.</text:span></text:span></text:p>
      <text:p text:style-name="P77"/>
      <text:p text:style-name="P81"/>
      <text:p text:style-name="P77"><text:span text:style-name="Source_20_Text"><text:span text:style-name="T50">#!</text:span></text:span><text:span text:style-name="Source_20_Text">/</text:span><text:span text:style-name="Source_20_Text"><text:span text:style-name="T50">bin/sh ** shebang – Paleisti shell skriptą.</text:span></text:span></text:p>
      <text:p text:style-name="P80"><text:span text:style-name="Source_20_Text"><text:span text:style-name="T51">$# ** komentarų skaičius</text:span></text:span></text:p>
      <text:p text:style-name="P77">$0<text:span text:style-name="Source_20_Text"> ** </text:span><text:span text:style-name="Source_20_Text"><text:span text:style-name="T50">skripto vardas</text:span></text:span></text:p>
      <text:p text:style-name="P79"><text:span text:style-name="Source_20_Text"><text:span text:style-name="T50">$* ** visi kiti likę argumentai</text:span></text:span></text:p>
      <text:p text:style-name="P80"><text:span text:style-name="Source_20_Text"><text:span text:style-name="T51">$(seq 1 6) **ima iš sekos (1-6) po viena iki 6</text:span></text:span></text:p>
      <text:p text:style-name="P80"><text:span text:style-name="Source_20_Text"><text:span text:style-name="T51">$(seq 2 2 22) ** ima iš sekos (2,22) po 2 iki 22</text:span></text:span></text:p>
      <text:p text:style-name="P80"/>
      <text:p text:style-name="P80"/>
      <text:p text:style-name="P80"><text:soft-page-break/></text:p>
      <text:p text:style-name="P80"/>
      <text:p text:style-name="P80"/>
      <text:p text:style-name="P96">Filtrai ir mikorkalbos</text:p>
      <text:p text:style-name="P82"><text:span text:style-name="T7">Filtras – tai programa, kuri skaito savo duomenis iš savo standartin</text:span><text:span text:style-name="T28">ės į</text:span><text:span text:style-name="T7">vesties ir rašo rezultatus </text:span><text:span text:style-name="T28">į </text:span><text:span text:style-name="T7">standartin</text:span><text:span text:style-name="T28">ę</text:span><text:span text:style-name="T7"> išvest</text:span><text:span text:style-name="T28">į.</text:span></text:p>
      <text:p text:style-name="P24">Grep regex. </text:p>
      <text:p text:style-name="P63">Usage: grep [OPTION]... PATTERN [FILE]...</text:p>
      <text:p text:style-name="P84"><text:span text:style-name="T7">komanda grep ieško reguliar</text:span><text:span text:style-name="T27">į</text:span><text:span text:style-name="T7">a išraišk</text:span><text:span text:style-name="T27">ą</text:span><text:span text:style-name="T7"> PATTERN atitinkan</text:span><text:span text:style-name="T27">čių </text:span><text:span text:style-name="T7">eil</text:span><text:span text:style-name="T27">učių</text:span><text:span text:style-name="T7"> savo standartin</text:span><text:span text:style-name="T27">ė</text:span><text:span text:style-name="T7">j</text:span><text:span text:style-name="T27">e</text:span><text:span text:style-name="T7"> <text:s/></text:span><text:span text:style-name="T27">į</text:span><text:span text:style-name="T7">vestyje arba savo failuose–argumentuose.</text:span></text:p>
      <text:p text:style-name="P83">grep root /etc/passw<text:span text:style-name="T53">d ** root:x:0:0:root:/root:/bin/bash</text:span></text:p>
      <text:p text:style-name="P61"><text:span text:style-name="T38">grep </text:span><text:span text:style-name="T36">-E ’^(CRYST1|ATOM |HETATM|END)’ 1knv.pdb <text:s/>** -E argumentas reiškia “use extended regular </text:span><text:span text:style-name="T38">expression”. Pasirinkti tik CRYST1|ATOM |HETATM|END įrašus iš pdb failo.</text:span></text:p>
      <text:p text:style-name="P54">grep -E ’^(ATOM |HETATM)’ 1knv.pdb | cut -b 22-22 | sort | uniq ** <text:span text:style-name="T56">Sužino kokios grandinės yra pdb faile.</text:span></text:p>
      <text:p text:style-name="P54"/>
      <text:p text:style-name="P32">Raidės skaičiai atitinka juos pačius.</text:p>
      <text:p text:style-name="P41">“.”<text:tab/>atitinka random simbolį.</text:p>
      <text:p text:style-name="P68"><text:span text:style-name="T55">„</text:span>[]“ <text:s text:c="3"/><text:span text:style-name="T55">atitinka nurodytai aibei priklausanti simbolį.</text:span></text:p>
      <text:p text:style-name="P73"><text:span text:style-name="T6">„*” <text:s text:c="4"/></text:span>leidžia <text:span text:style-name="T55">ją</text:span> atitikti 0 arba daugiau kart<text:span text:style-name="T55">ų.</text:span></text:p>
      <text:p text:style-name="P74">“?”<text:tab/> leidžia <text:span text:style-name="T55">ją</text:span> atitikti 0 <text:span text:style-name="T56">arba 1 kartų</text:span></text:p>
      <text:p text:style-name="P86"><text:span text:style-name="T10">„</text:span><text:span text:style-name="T11">^</text:span>“<text:tab/><text:span text:style-name="T56">atitinka eilutės pradžią.</text:span></text:p>
      <text:p text:style-name="P87">“$”<text:tab/>atitinka eilutės pabaigą.</text:p>
      <text:p text:style-name="P87">“\”<text:tab/>Žymi, kad po jo einantis simbolis praranda spec savo reikšmę.</text:p>
      <text:p text:style-name="P87"/>
      <text:p text:style-name="P33">man grep ** daugiau info</text:p>
      <text:p text:style-name="P83"/>
      <text:p text:style-name="P88">AWK regex.</text:p>
      <text:p text:style-name="P34">Programa</text:p>
      <text:p text:style-name="P46">awk <text:span text:style-name="T57">leidžia, kaip ir </text:span>grep,<text:span text:style-name="T57"> atrinkti failo eilutes pagal atitikim</text:span><text:span text:style-name="T58">ą</text:span><text:span text:style-name="T57"> reguliarioms išraiškoms užrašomoms tar</text:span><text:span text:style-name="T58">p į</text:span><text:span text:style-name="T57">striž</text:span><text:span text:style-name="T58">ų </text:span><text:span text:style-name="T57">br</text:span><text:span text:style-name="T58">ū</text:span><text:span text:style-name="T57">kšneli</text:span><text:span text:style-name="T58">ų <text:s/></text:span>/.../</text:p>
      <text:p text:style-name="Standard"><text:span text:style-name="T8">Be to, kiekvienai atitikusiai eilutei galime ̨ivykdyti nedidel</text:span><text:span text:style-name="T12">ę</text:span><text:span text:style-name="T8"> program</text:span><text:span text:style-name="T12">ėlę </text:span><text:span text:style-name="T8">užrašyt</text:span><text:span text:style-name="T12">ą</text:span><text:span text:style-name="T8"> tarp fig</text:span><text:span text:style-name="T12">ū</text:span><text:span text:style-name="T8">rini</text:span><text:span text:style-name="T12">ų</text:span><text:span text:style-name="T8"> skliaustel</text:span><text:span text:style-name="T12">ių <text:s text:c="2"/></text:span><text:span text:style-name="T16">{…}</text:span></text:p>
      <text:p text:style-name="P53">awk ’/PATTERN/ { print }’ knyga.txt</text:p>
      <text:p text:style-name="P53">awk ’/<text:span text:style-name="T59">^</text:span>XYZ/ { if( $1 &gt; 0 ) print }’ coord.dat</text:p>
      <text:p text:style-name="P55">man awk ** daugiau sužinosi *</text:p>
      <text:p text:style-name="P56"/>
      <text:p text:style-name="P56"/>
      <text:p text:style-name="P56"/>
      <text:p text:style-name="P56"/>
      <text:p text:style-name="P62">Kiti Filtrai.</text:p>
      <text:p text:style-name="P89"><text:span text:style-name="T17">tr</text:span>– “<text:span text:style-name="T8">translate” – pakei</text:span><text:span text:style-name="T13">č</text:span><text:span text:style-name="T8">ia vienus simbolius kitais, arba ištrina simbolius -</text:span><text:span text:style-name="T13">d</text:span><text:span text:style-name="T8"> </text:span></text:p>
      <text:p text:style-name="P43">tr "\r" "\n" &lt; knyga.mac-txt &gt; knyga.linux-tx</text:p>
      <text:p text:style-name="P43"><text:soft-page-break/>tr -d "\r" &lt; knyga.dos-txt &gt; knyga.linux-tx<text:span text:style-name="T30">tr</text:span></text:p>
      <text:p text:style-name="P66"><text:span text:style-name="T60">tr </text:span>"ATCG" "TAGC" ** <text:span text:style-name="T60">pakeičia ATCG į TAGC ir kitokias šių raidžių kombinacijas.</text:span></text:p>
      <text:p text:style-name="P43"/>
      <text:p text:style-name="P44">man tr ** more info.</text:p>
      <text:p text:style-name="P44"/>
      <text:p text:style-name="P89"><text:span text:style-name="T18">wc</text:span>– “<text:span text:style-name="T8">word count” </text:span></text:p>
      <text:p text:style-name="P72">Skaičiuoja</text:p>
      <text:p text:style-name="P89"><text:span text:style-name="T8">wc -</text:span><text:span text:style-name="T13">w </text:span><text:span text:style-name="T8">knyga.txt ** </text:span><text:span text:style-name="T13">Žodžius</text:span></text:p>
      <text:p text:style-name="P36">ls *.txt | wc -l <text:s/>** .txt failus</text:p>
      <text:p text:style-name="P36">grep<text:tab/>“^ATOM” *.pdb | wc -l ** Atomus</text:p>
      <text:p text:style-name="P36"/>
      <text:p text:style-name="P43"><text:span text:style-name="T59">perl </text:span>-e ’ printf "%d\n", ord("A")’ ** <text:span text:style-name="T59">Sužinome simbolio kodą.</text:span></text:p>
      <text:p text:style-name="P85"><text:span text:style-name="T29">Perl </text:span><text:span text:style-name="T7">-lne ’print reverse(split(""))’ ** apverčiame eilutę</text:span></text:p>
      <text:p text:style-name="P44"/>
      <text:p text:style-name="Title">Testavimas</text:p>
      <text:p text:style-name="P89">ln -s failas.txt nuoroda.txt<text:span text:style-name="T22"> ** </text:span><text:span text:style-name="T23">simbolinė nuoroda į failas.txt</text:span></text:p>
      <text:p text:style-name="P18"><text:span text:style-name="Source_20_Text"><text:span text:style-name="T33">taisyklė-nurodo,kaip vykdyti seriją komandų norint gauti taikinį (target)</text:span></text:span></text:p>
      <text:p text:style-name="P97">target: <text:s text:c="2"/>dependencies ...</text:p>
      <text:p text:style-name="P98"><text:s text:c="10"/>commands</text:p>
      <text:p text:style-name="Standard">.<text:span text:style-name="T61">PHONY clean ** argumentus vykdo kaip procesus makefile. Clean Tampa procesu ne failu.</text:span></text:p>
      <text:p text:style-name="P18"><text:span text:style-name="Source_20_Text"><text:span text:style-name="T34">Set -u ** nenustatyti kintamieji bus reaguojami kaip erorai ir rašomi STDOUT'e set ** more info </text:span></text:span><text:a xlink:type="simple" xlink:href="http://ss64.com/bash/set.html"><text:span text:style-name="Source_20_Text"><text:span text:style-name="T34">http://ss64.com/bash/set.html</text:span></text:span></text:a></text:p>
      <text:p text:style-name="P19">testu naudojimas gali būti reikalingas prieš ir po įgyvendinimo funkcijos</text:p>
      <text:p text:style-name="P19">Ekstremalus programavimas ** <text:a xlink:type="simple" xlink:href="http://en.wikipedia.org/wiki/Extreme_programming">http://en.wikipedia.org/wiki/Extreme_programming</text:a></text:p>
      <text:p text:style-name="P20">Teisingi programų rezultatų pvz.</text:p>
      <text:p text:style-name="P21"><text:span text:style-name="T62"><text:tab/></text:span><text:span text:style-name="T8">Suskai</text:span><text:span text:style-name="T14">č</text:span><text:span text:style-name="T8">iuoti „rankiniu“ b</text:span><text:span text:style-name="T14">ū</text:span><text:span text:style-name="T8">du</text:span></text:p>
      <text:p text:style-name="P21"><text:span text:style-name="T14">++</text:span><text:span text:style-name="T8"><text:tab/></text:span><text:span text:style-name="T14">Teisingas rezultatas, rezultato neįtakoja galimos klaidos programoje</text:span></text:p>
      <text:p text:style-name="P25">–--<text:tab/>Skaičiuodami priveliame klaidų,sūdėtingi skaičiavimai nepadaromi.</text:p>
      <text:p text:style-name="P21"><text:span text:style-name="T62"><text:tab/></text:span><text:span text:style-name="T42">Paruošti kita programa, </text:span><text:span text:style-name="T44">paprastesniu algoritmu.</text:span></text:p>
      <text:p text:style-name="P11">++<text:tab/>Rezultato neįtakoja klaidos test prog. Ir jis bus teisingas</text:p>
      <text:p text:style-name="P11">+<text:tab/>Rezultatas generuojamas automatiškai, todėl daug testų galima atlikt</text:p>
      <text:p text:style-name="P11">----<text:tab/>Reikia realizuoti naują-atskirą algoritmą, jei jis lėtas daug laiko užims.</text:p>
      <text:p text:style-name="P11">--<text:tab/>Nesame įsitikinę kad algoritmas 100% teisingas.</text:p>
      <text:p text:style-name="P35"><text:span text:style-name="T62"><text:tab/>Sugeneruoti pači</text:span>a testuojam<text:span text:style-name="T63">ą</text:span> program<text:span text:style-name="T63">ą</text:span>... (!)</text:p>
      <text:p text:style-name="P12"><text:soft-page-break/>++<text:tab/>testai įtvirtina programos darbo pav. , etaloninius rezultatus galime paruošti automatiškai.</text:p>
      <text:p text:style-name="P12">--<text:tab/>Būtina atidžiai patikritnti, įrodyti rezultatą. </text:p>
      <text:p text:style-name="P12">–--<text:tab/>Neteisinga programa – neteisingi rezultatai. Testo rezultatai realizuojami tik po testo funkcijos.</text:p>
      <text:p text:style-name="P13">Kodo padenigmas- parametras kuris parodo kokią dalį testai įrodo, patikrina programos teisingumą</text:p>
      <text:p text:style-name="P4">Kodo padengimas nagrinėjamas šiuose aspektuose: Funkcijose, Operatoriuose, sąlygose, kodo fragmentų. </text:p>
      <text:p text:style-name="P4">Nagrinėjama ar buvo pakviesta, vykdoma, patikrinta ir kiek kartu tai vyko.</text:p>
      <text:p text:style-name="P14">Kuo daugiau testas randa klaidų ir kuo daugiau patikrina programos funkcijų tuo jis geresnis.</text:p>
      <text:p text:style-name="P5">Tam naudojama duomenų ruožų analizė- pasirenkama reikšmė(s) iš ruožo</text:p>
      <text:p text:style-name="P5">Kraštutirnių reikšmių analizė- testuojamos kraštutinės reikšmės su ruožais.</text:p>
      <text:p text:style-name="P15">Pradiniai duomenų šaltiniai.</text:p>
      <text:p text:style-name="P15">Sintetiniai testai-dirbtiniai duomenys testuoja kokia nors programos sąvybę</text:p>
      <text:p text:style-name="P26">++<text:tab/>greitai įvykdomi, sąvybės atskirai analizuoja, dėl to lengva aptikti klaidas.</text:p>
      <text:p text:style-name="P26">+<text:tab/>leidžia sukurti retai sutinkamas sąlygas pagerinti padengimą testais.</text:p>
      <text:p text:style-name="P26">–--<text:tab/>reikia didelio testų kiekio, gali būti nepatikrintos sąveikos tarp sistemos dalių</text:p>
      <text:p text:style-name="P15">Atsitiktiniai duom srautai-programai paduodamas atsitiktinis bitų srautas</text:p>
      <text:p text:style-name="P8">+<text:tab/>leidžia patikrinti programas reakcija į nelauktas klaidas.</text:p>
      <text:p text:style-name="P8">----<text:tab/>Reikia didelio testų kiekio, negarantuojamas padengimas testais</text:p>
      <text:p text:style-name="P15">Realaus gyvenimo testai- imame reliai sutinkami duomenys</text:p>
      <text:p text:style-name="P8">+<text:tab/>Atspindi realias programos situacijas, parodo programos tinkamumą.</text:p>
      <text:p text:style-name="P8">+<text:tab/>Patikrina programą visapusiškai, patikrina reliai reikalingas sąveikas.</text:p>
      <text:p text:style-name="P8">----<text:tab/>Gali užtrukti, sunku užtikrinti gerą padengimą testais.</text:p>
      <text:p text:style-name="P16">Testų rūšys :</text:p>
      <text:p text:style-name="P9">Regresijos testai -parodo ar programa veikia taip kaip ir ankščiau</text:p>
      <text:p text:style-name="P9">Modulių testai – patikrina modulius funkcijas<text:line-break/>Sistemos testai – patikrina programos sąveika tarp jos dalių, klasių<text:line-break/>Integracijos testai – patikrina programa tikslinėje aplinkoje</text:p>
      <text:p text:style-name="P9"><text:soft-page-break/>Atsiskaitymo testai – ar programa atitinka reikalavimus</text:p>
      <text:p text:style-name="P16">Testavimo strategijos:</text:p>
      <text:p text:style-name="P6">top-down- parašome pagrindinę programą vietoj funkcijų įdedami tušti objektai, testuojame, paruošiame testą kekvienai pridėtai funkcijai.</text:p>
      <text:p text:style-name="P6">Bottom-up-Rašome ir testuojame atskirus modelius. Vietoje pagr. Programos naudojame testinius “draiverius”, kai paruošiami moduliai apjungiame juos į bendrą programą, paruošiame sisteminius testus.</text:p>
      <text:p text:style-name="P101">Programų teisingumo įrodymai</text:p>
      <text:p text:style-name="P30">Formalios sistemos išvedimo taisykl<text:span text:style-name="T64">ė</text:span>:</text:p>
      <text:p text:style-name="P90"><text:span text:style-name="T16">{</text:span><text:span text:style-name="T47">P</text:span><text:span text:style-name="T16">} </text:span><text:span text:style-name="T47">S </text:span><text:span text:style-name="T16">{</text:span><text:span text:style-name="T47">Q</text:span><text:span text:style-name="T16">}</text:span></text:p>
      <text:p text:style-name="P93"><text:span text:style-name="T16">{</text:span><text:span text:style-name="T47">P</text:span>′<text:span text:style-name="T16">}</text:span><text:span text:style-name="T47">S</text:span>′<text:span text:style-name="T16">{</text:span><text:span text:style-name="T47">Q</text:span>′<text:span text:style-name="T16">} **</text:span><text:span text:style-name="T19">Paėme</text:span><text:span text:style-name="T20"> S </text:span><text:span text:style-name="T19">turime gauti </text:span><text:span text:style-name="T20">Q ivykdžius P</text:span></text:p>
      <text:p text:style-name="P47">Išvedimo taisyklė -while ciklas</text:p>
      <text:p text:style-name="P93"><text:span text:style-name="T19">{</text:span><text:span text:style-name="T47">E&amp;P</text:span><text:span text:style-name="T16">}</text:span><text:span text:style-name="T47">S</text:span><text:span text:style-name="T16">{</text:span><text:span text:style-name="T47">P</text:span><text:span text:style-name="T16">}</text:span></text:p>
      <text:p text:style-name="P93"><text:span text:style-name="T16">{</text:span><text:span text:style-name="T47">P</text:span><text:span text:style-name="T16">}</text:span><text:span text:style-name="T8">while </text:span><text:span text:style-name="T47">E </text:span><text:span text:style-name="T8">do </text:span><text:span text:style-name="T47">S </text:span><text:span text:style-name="T8">do</text:span><text:span text:style-name="T15">n</text:span><text:span text:style-name="T8">e</text:span><text:span text:style-name="T16">{</text:span><text:span text:style-name="T47">!E&amp;P</text:span><text:span text:style-name="T16">} <text:tab/>**</text:span><text:span text:style-name="T19">P-ciklo invariantas</text:span></text:p>
      <text:p text:style-name="P91"/>
      <text:p text:style-name="P48">{P} while B do S {Q} ** Reikia ciklo invarianto</text:p>
      <text:p text:style-name="P48">P = J</text:p>
      <text:p text:style-name="P48">{J^B} S {J} <text:s/>** ^ reiškia and</text:p>
      <text:p text:style-name="P91"><text:span text:style-name="T16">J^¬B =&gt; Q <text:s text:c="2"/>** </text:span><text:span text:style-name="T19">kai J ir ne B tada gauname Q</text:span></text:p>
      <text:p text:style-name="P47">Gali dar Diekstra pažiūrėti.</text:p>
      <text:p text:style-name="P92"/>
      <text:p text:style-name="Title">Masini<text:span text:style-name="T65">ų</text:span> uždavini<text:span text:style-name="T65">ų</text:span> sprendim<text:span text:style-name="T65">as</text:span></text:p>
      <text:p text:style-name="Text_20_body">Duomen<text:span text:style-name="T65">ų </text:span>baz<text:span text:style-name="T65">ė</text:span>s: MySQL, PostgreSQL, . . .</text:p>
      <text:p text:style-name="P22">++<text:tab/>greitas veikimas,duomenų vientisumo garantijos, stand. Duomenų paieškos kalba SQL</text:p>
      <text:p text:style-name="P22">----<text:tab/>reikalinga duombazė ir severis. Duomenų struktūros apribotos realiacinėm lentelėm schema.</text:p>
      <text:p text:style-name="P57"><text:span text:style-name="T65">bendros paskirties programavimo kalbos (b.p.p.k): Perl, J</text:span>ava,Python. . .</text:p>
      <text:p text:style-name="P58">++<text:tab/>galima realizuoti viską. Perskaito duomenis iš bet kokių šaltinių.</text:p>
      <text:p text:style-name="P58">----<text:tab/>reikalingas sudėtingas programavimas, siauri duomenų mainai.</text:p>
      <text:p text:style-name="P51"><text:span text:style-name="T39">*x sistemų komandos:</text:span><text:span text:style-name="T54">for</text:span>,<text:span text:style-name="T54">find</text:span>,<text:span text:style-name="T54">xargs</text:span>. . .</text:p>
      <text:p text:style-name="P52">++<text:tab/>lengvai apdoroja duomenis failuose, uni„versalios beveik kaip b.p.p.k</text:p>
      <text:p text:style-name="P52">+<text:tab/>lengvai leidžia sukurti sudėtingus apdorojimo konvejerius.</text:p>
      <text:p text:style-name="P52">–<text:tab/>Sudėtingom užduotim gali veikti lėtai.</text:p>
      <text:p text:style-name="P52"/>
      <text:p text:style-name="P75">Find Sąlygos (tests)</text:p>
      <text:p text:style-name="P52">-name -iname -maxdepth -ctime … ** testuojama pagal argumentus. </text:p>
      <text:p text:style-name="P75">Veiksmai</text:p>
      <text:p text:style-name="P52">-exec -delete<text:tab/>** Radus failą nustatoma ką daryti toliau. daugiau info man find</text:p>
      <text:p text:style-name="P49"><text:soft-page-break/><text:span text:style-name="T66">Komanda </text:span>xargs skaito fail<text:span text:style-name="T66">ų </text:span>s<text:span text:style-name="T66">ą</text:span>raš<text:span text:style-name="T66">ą</text:span> iš savo STDIN ir kiekvienam failui ̨ivykdo komand<text:span text:style-name="T67">ą</text:span></text:p>
      <text:p text:style-name="P59">ls -1 | xargs grep ^nezinau<text:tab/>** Kekviename faile ieško eilutės nežinau</text:p>
      <text:p text:style-name="P58">find . -name ’*.pdb’ | xargs grep ^COMPND<text:tab/>**<text:span text:style-name="T67"> Spausdina eilutes su pradžia ^COMPND.</text:span></text:p>
      <text:p text:style-name="P60"/>
      <text:p text:style-name="P58"/>
      <text:p text:style-name="P59"/>
      <text:p text:style-name="P23"/>
      <text:p text:style-name="P4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1" svg:font-family="sans-serif"/>
    <style:font-face style:name="serif" svg:font-family="serif"/>
    <style:font-face style:name="FreeSans1" svg:font-family="FreeSans" style:font-family-generic="swiss"/>
    <style:font-face style:name="Sans-serif" svg:font-family="Sans-serif" style:font-family-generic="swiss"/>
    <style:font-face style:name="sans-serif" svg:font-family="sans-serif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Sans-serif" officeooo:rsid="003cfaf6" officeooo:paragraph-rsid="003cfaf6"/>
    </style:style>
    <style:style style:name="MP2" style:family="paragraph" style:parent-style-name="Text_20_body">
      <style:text-properties officeooo:paragraph-rsid="003cfaf6"/>
    </style:style>
    <style:style style:name="MT1" style:family="text">
      <style:text-properties style:font-name="sans-serif"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://en.flossmanuals.net/command-line/processes/"><text:span text:style-name="MT1">http://en.flossmanuals.net/command-line/processes/</text:span></text:a></text:p>
        <text:p text:style-name="MP2"><text:a xlink:type="simple" xlink:href="http://www.svnbook.com/"><text:span text:style-name="MT1">http://www.svnbook.com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3:02:22.649830021</meta:creation-date>
    <dc:date>2015-01-08T19:35:06.089020760</dc:date>
    <meta:editing-duration>PT7H51M56S</meta:editing-duration>
    <meta:editing-cycles>16</meta:editing-cycles>
    <meta:generator>LibreOffice/4.2.7.2$Linux_x86 LibreOffice_project/420m0$Build-2</meta:generator>
    <meta:document-statistic meta:table-count="0" meta:image-count="0" meta:object-count="0" meta:page-count="7" meta:paragraph-count="185" meta:word-count="1335" meta:character-count="9786" meta:non-whitespace-character-count="8528"/>
  </office:meta>
</office:document-meta>
</file>